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134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20420749543" calcext:value-type="float">
            <text:p>1.352042074954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4463281942811" calcext:value-type="float">
            <text:p>0.79446328194281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529967124429" calcext:value-type="float">
            <text:p>1.3952996712442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331422484791" calcext:value-type="float">
            <text:p>0.884331422484791</text:p>
          </table:table-cell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6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6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4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6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6" calcext:value-type="float">
            <text:p>0.009153867909307</text:p>
          </table:table-cell>
          <table:table-cell table:formula="of:=[.F13]*[.I15]" office:value-type="float" office:value="0.0306527713283344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4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6" calcext:value-type="float">
            <text:p>0.002578649136133</text:p>
          </table:table-cell>
          <table:table-cell table:formula="of:=[.D13]*[.G15]" office:value-type="float" office:value="0.00515729827226671" calcext:value-type="float">
            <text:p>0.005157298272267</text:p>
          </table:table-cell>
          <table:table-cell table:formula="of:=[.E13]*[.G15]" office:value-type="float" office:value="0.00257864913613336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8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6" calcext:value-type="float">
            <text:p>-0.007663192832084</text:p>
          </table:table-cell>
          <table:table-cell table:formula="of:=-[.$L$16]*[.G16]+[.$L$15]*[.G19]" office:value-type="float" office:value="-0.00860444938215334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9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9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" table:style-name="ta1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4" calcext:value-type="float">
            <text:p>4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82013790037908" calcext:value-type="float">
            <text:p>0.982013790037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98201379003791" calcext:value-type="float">
            <text:p>0.798201379003791</text:p>
          </table:table-cell>
          <table:table-cell table:formula="of:=[.H9]*[.H5]+[.I5]*[.I9]" office:value-type="float" office:value="1.09640275800758" calcext:value-type="float">
            <text:p>1.0964027580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9589607251556" calcext:value-type="float">
            <text:p>0.689589607251556</text:p>
          </table:table-cell>
          <table:table-cell table:style-name="ce1" table:formula="of:=1/(1+EXP(-[.K10]))" office:value-type="float" office:value="0.749585484198447" calcext:value-type="float">
            <text:p>0.749585484198447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5" calcext:value-type="float">
            <text:p>0.96770453530155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7" calcext:value-type="float">
            <text:p>1.6646367461657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2:49:30.830870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03T16:01:44.938929984</dc:date>
    <meta:editing-duration>PT1H32M44S</meta:editing-duration>
    <meta:editing-cycles>7</meta:editing-cycles>
    <meta:document-statistic meta:table-count="3" meta:cell-count="396" meta:object-count="0"/>
  </office:meta>
</office:document-meta>
</file>